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6937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404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004" table:default-cell-style-name="ce1"/>
        <table:table-row table:style-name="ro1">
          <table:table-cell table:number-columns-repeated="2"/>
          <table:table-cell table:style-name="ce6" table:number-columns-spanned="2" table:number-rows-spanned="1"/>
          <table:covered-table-cell table:style-name="ce7"/>
          <table:table-cell table:style-name="ce6" table:number-columns-repeated="3"/>
          <table:table-cell office:value-type="string" calcext:value-type="string">
            <text:p>All P2Rank features + 1 custom feature</text:p>
          </table:table-cell>
          <table:table-cell table:number-columns-repeated="5"/>
          <table:table-cell office:value-type="string" calcext:value-type="string">
            <text:p>1 custom feature</text:p>
          </table:table-cell>
          <table:table-cell table:number-columns-repeated="5"/>
          <table:table-cell office:value-type="string" calcext:value-type="string">
            <text:p>feature importances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 table:style-name="ce7"/>
          <table:table-cell/>
          <table:table-cell table:style-name="ce12" table:number-columns-spanned="2" table:number-rows-spanned="1"/>
          <table:covered-table-cell/>
          <table:table-cell table:number-columns-repeated="4"/>
          <table:table-cell table:style-name="ce12" table:number-columns-spanned="2" table:number-rows-spanned="1"/>
          <table:covered-table-cell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47.2" calcext:value-type="float">
            <text:p>47.2</text:p>
          </table:table-cell>
          <table:table-cell table:style-name="ce11" office:value-type="float" office:value="49.6" calcext:value-type="float">
            <text:p>49.6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47.5" calcext:value-type="float">
            <text:p>47.5</text:p>
          </table:table-cell>
          <table:table-cell office:value-type="float" office:value="50.2" calcext:value-type="float">
            <text:p>50.2</text:p>
          </table:table-cell>
          <table:table-cell table:style-name="ce11"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 office:value-type="float" office:value="78.1" calcext:value-type="float">
            <text:p>78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 office:value-type="string" calcext:value-type="string">
            <text:p>pdbekb_conservation</text:p>
          </table:table-cell>
          <table:table-cell table:style-name="Default" office:value-type="float" office:value="0.008592" calcext:value-type="float">
            <text:p>0.00859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39.5" calcext:value-type="float">
            <text:p>39.5</text:p>
          </table:table-cell>
          <table:table-cell office:value-type="float" office:value="42.9" calcext:value-type="float">
            <text:p>42.9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48.9" calcext:value-type="float">
            <text:p>48.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3"/>
          <table:table-cell table:style-name="Default" office:value-type="string" calcext:value-type="string">
            <text:p>HSE_up</text:p>
          </table:table-cell>
          <table:table-cell table:style-name="Default" office:value-type="float" office:value="0.006906" calcext:value-type="float">
            <text:p>0.0069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 office:value-type="float" office:value="47.7" calcext:value-type="float">
            <text:p>47.7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3"/>
          <table:table-cell table:style-name="Default" office:value-type="string" calcext:value-type="string">
            <text:p>conservation</text:p>
          </table:table-cell>
          <table:table-cell table:style-name="Default" office:value-type="float" office:value="0.004021" calcext:value-type="float">
            <text:p>0.004021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3"/>
          <table:table-cell table:style-name="Default" office:value-type="string" calcext:value-type="string">
            <text:p>depth</text:p>
          </table:table-cell>
          <table:table-cell table:style-name="Default" office:value-type="float" office:value="0.003474" calcext:value-type="float">
            <text:p>0.003474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 office:value-type="float" office:value="46.9" calcext:value-type="float">
            <text:p>46.9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3"/>
          <table:table-cell table:style-name="Default" office:value-type="string" calcext:value-type="string">
            <text:p>HSE_down</text:p>
          </table:table-cell>
          <table:table-cell table:style-name="Default" office:value-type="float" office:value="0.002467" calcext:value-type="float">
            <text:p>0.00246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factor, exposure_CN</text:p>
          </table:table-cell>
          <table:table-cell office:value-type="float" office:value="27.9" calcext:value-type="float">
            <text:p>27.9</text:p>
          </table:table-cell>
          <table:table-cell office:value-type="float" office:value="32.9" calcext:value-type="float">
            <text:p>32.9</text:p>
          </table:table-cell>
          <table:table-cell table:number-columns-repeated="3"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3"/>
          <table:table-cell table:style-name="Default" office:value-type="string" calcext:value-type="string">
            <text:p>exposure_CN</text:p>
          </table:table-cell>
          <table:table-cell table:style-name="Default" office:value-type="float" office:value="0.002011" calcext:value-type="float">
            <text:p>0.00201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factor, hydropathy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3"/>
          <table:table-cell table:style-name="Default" office:value-type="string" calcext:value-type="string">
            <text:p>aromaticity</text:p>
          </table:table-cell>
          <table:table-cell table:style-name="Default" office:value-type="float" office:value="0.001627" calcext:value-type="float">
            <text:p>0.00162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factor, aromaticity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3"/>
          <table:table-cell table:style-name="Default" office:value-type="string" calcext:value-type="string">
            <text:p>bfactor</text:p>
          </table:table-cell>
          <table:table-cell table:style-name="Default" office:value-type="float" office:value="0.000891" calcext:value-type="float">
            <text:p>0.00089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factor, pdbekb_conservation</text:p>
          </table:table-cell>
          <table:table-cell office:value-type="float" office:value="57.5" calcext:value-type="float">
            <text:p>57.5</text:p>
          </table:table-cell>
          <table:table-cell office:value-type="float" office:value="70.3" calcext:value-type="float">
            <text:p>70.3</text:p>
          </table:table-cell>
          <table:table-cell table:number-columns-repeated="3"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 office:value-type="float" office:value="47.5" calcext:value-type="float">
            <text:p>47.5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 office:value-type="string" calcext:value-type="string">
            <text:p>helix</text:p>
          </table:table-cell>
          <table:table-cell table:style-name="Default" office:value-type="float" office:value="0.000807" calcext:value-type="float">
            <text:p>0.00080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factor depth 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table:style-name="ce14" office:value-type="string" calcext:value-type="string">
            <text:p>dynamine</text:p>
          </table:table-cell>
          <table:table-cell table:style-name="ce14" office:value-type="float" office:value="10.6" calcext:value-type="float">
            <text:p>10.6</text:p>
          </table:table-cell>
          <table:table-cell table:style-name="ce14" office:value-type="float" office:value="17.7" calcext:value-type="float">
            <text:p>17.7</text:p>
          </table:table-cell>
          <table:table-cell table:number-columns-repeated="3"/>
          <table:table-cell table:style-name="Default" office:value-type="string" calcext:value-type="string">
            <text:p>aa_HIS</text:p>
          </table:table-cell>
          <table:table-cell table:style-name="Default" office:value-type="float" office:value="0.000783" calcext:value-type="float">
            <text:p>0.000783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office:value-type="float" office:value="4.3" calcext:value-type="float">
            <text:p>4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Default" office:value-type="string" calcext:value-type="string">
            <text:p>hydropathy</text:p>
          </table:table-cell>
          <table:table-cell table:style-name="Default" office:value-type="float" office:value="0.000706" calcext:value-type="float">
            <text:p>0.0007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3"/>
          <table:table-cell table:style-name="Default" office:value-type="string" calcext:value-type="string">
            <text:p>efoldmine</text:p>
          </table:table-cell>
          <table:table-cell table:style-name="Default" office:value-type="float" office:value="0.000675" calcext:value-type="float">
            <text:p>0.00067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 office:value-type="float" office:value="47.2" calcext:value-type="float">
            <text:p>47.2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3"/>
          <table:table-cell table:style-name="Default" office:value-type="string" calcext:value-type="string">
            <text:p>dynamine</text:p>
          </table:table-cell>
          <table:table-cell table:style-name="Default" office:value-type="float" office:value="0.000661" calcext:value-type="float">
            <text:p>0.00066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3"/>
          <table:table-cell table:style-name="Default" office:value-type="string" calcext:value-type="string">
            <text:p>strand</text:p>
          </table:table-cell>
          <table:table-cell table:style-name="Default" office:value-type="float" office:value="0.000645" calcext:value-type="float">
            <text:p>0.00064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random_cont</text:p>
          </table:table-cell>
          <table:table-cell office:value-type="float" office:value="8.2" calcext:value-type="float">
            <text:p>8.2</text:p>
          </table:table-cell>
          <table:table-cell office:value-type="float" office:value="14.1" calcext:value-type="float">
            <text:p>14.1</text:p>
          </table:table-cell>
          <table:table-cell table:number-columns-repeated="3"/>
          <table:table-cell table:style-name="Default" office:value-type="string" calcext:value-type="string">
            <text:p>mobiDB</text:p>
          </table:table-cell>
          <table:table-cell table:style-name="Default" office:value-type="float" office:value="0.000578" calcext:value-type="float">
            <text:p>0.000578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Default" office:value-type="string" calcext:value-type="string">
            <text:p>charged</text:p>
          </table:table-cell>
          <table:table-cell table:style-name="Default" office:value-type="float" office:value="0.000564" calcext:value-type="float">
            <text:p>0.000564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style-name="Default" office:value-type="string" calcext:value-type="string">
            <text:p>mol_weight</text:p>
          </table:table-cell>
          <table:table-cell table:style-name="Default" office:value-type="float" office:value="0.000533" calcext:value-type="float">
            <text:p>0.000533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random_binary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table:style-name="Default" office:value-type="string" calcext:value-type="string">
            <text:p>aa_PHE</text:p>
          </table:table-cell>
          <table:table-cell table:style-name="Default" office:value-type="float" office:value="0.000516" calcext:value-type="float">
            <text:p>0.000516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6.9" calcext:value-type="float">
            <text:p>46.9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phi_angle</text:p>
          </table:table-cell>
          <table:table-cell table:style-name="Default" office:value-type="float" office:value="0.000457" calcext:value-type="float">
            <text:p>0.000457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aa_GLY</text:p>
          </table:table-cell>
          <table:table-cell table:style-name="Default" office:value-type="float" office:value="0.000454" calcext:value-type="float">
            <text:p>0.000454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psi_angle</text:p>
          </table:table-cell>
          <table:table-cell table:style-name="Default" office:value-type="float" office:value="0.000433" calcext:value-type="float">
            <text:p>0.000433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2" calcext:value-type="float">
            <text:p>46.2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H_bond_atoms</text:p>
          </table:table-cell>
          <table:table-cell table:style-name="Default" office:value-type="float" office:value="0.00042" calcext:value-type="float">
            <text:p>0.0004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P2Rank protrusion</text:p>
          </table:table-cell>
          <table:table-cell office:value-type="float" office:value="73.6" calcext:value-type="float">
            <text:p>73.6</text:p>
          </table:table-cell>
          <table:table-cell office:value-type="float" office:value="78.7" calcext:value-type="float">
            <text:p>78.7</text:p>
          </table:table-cell>
          <table:table-cell table:number-columns-repeated="3"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table:style-name="Default" office:value-type="string" calcext:value-type="string">
            <text:p>aa_CYS</text:p>
          </table:table-cell>
          <table:table-cell table:style-name="Default" office:value-type="float" office:value="0.000389" calcext:value-type="float">
            <text:p>0.00038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HSE_up</text:p>
          </table:table-cell>
          <table:table-cell office:value-type="float" office:value="67.2" calcext:value-type="float">
            <text:p>67.2</text:p>
          </table:table-cell>
          <table:table-cell office:value-type="float" office:value="76.8" calcext:value-type="float">
            <text:p>76.8</text:p>
          </table:table-cell>
          <table:table-cell table:number-columns-repeated="3"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3"/>
          <table:table-cell table:style-name="Default" office:value-type="string" calcext:value-type="string">
            <text:p>aa_LEU</text:p>
          </table:table-cell>
          <table:table-cell table:style-name="Default" office:value-type="float" office:value="0.000363" calcext:value-type="float">
            <text:p>0.00036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exposure_CN</text:p>
          </table:table-cell>
          <table:table-cell office:value-type="float" office:value="63.7" calcext:value-type="float">
            <text:p>63.7</text:p>
          </table:table-cell>
          <table:table-cell office:value-type="float" office:value="75.5" calcext:value-type="float">
            <text:p>75.5</text:p>
          </table:table-cell>
          <table:table-cell table:number-columns-repeated="3"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8" calcext:value-type="float">
            <text:p>46.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Default" office:value-type="string" calcext:value-type="string">
            <text:p>aa_TYR</text:p>
          </table:table-cell>
          <table:table-cell table:style-name="Default" office:value-type="float" office:value="0.000305" calcext:value-type="float">
            <text:p>0.00030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HSE_down</text:p>
          </table:table-cell>
          <table:table-cell office:value-type="float" office:value="62.5" calcext:value-type="float">
            <text:p>62.5</text:p>
          </table:table-cell>
          <table:table-cell office:value-type="float" office:value="73.2" calcext:value-type="float">
            <text:p>73.2</text:p>
          </table:table-cell>
          <table:table-cell table:number-columns-repeated="3"/>
          <table:table-cell office:value-type="string" calcext:value-type="string">
            <text:p>random_binar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7" calcext:value-type="float">
            <text:p>46.7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GLU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depth</text:p>
          </table:table-cell>
          <table:table-cell office:value-type="float" office:value="61" calcext:value-type="float">
            <text:p>61</text:p>
          </table:table-cell>
          <table:table-cell office:value-type="float" office:value="73.1" calcext:value-type="float">
            <text:p>73.1</text:p>
          </table:table-cell>
          <table:table-cell table:number-columns-repeated="3"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table:style-name="ce14" office:value-type="string" calcext:value-type="string">
            <text:p>bfactor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PRO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HSE_up, aromaticity</text:p>
          </table:table-cell>
          <table:table-cell office:value-type="float" office:value="65.8" calcext:value-type="float">
            <text:p>65.8</text:p>
          </table:table-cell>
          <table:table-cell office:value-type="float" office:value="75.5" calcext:value-type="float">
            <text:p>75.5</text:p>
          </table:table-cell>
          <table:table-cell table:number-columns-repeated="3"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3"/>
          <table:table-cell table:style-name="Default" office:value-type="string" calcext:value-type="string">
            <text:p>aa_SER</text:p>
          </table:table-cell>
          <table:table-cell table:style-name="Default" office:value-type="float" office:value="0.000211" calcext:value-type="float">
            <text:p>0.00021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HSE_up, hydropathy</text:p>
          </table:table-cell>
          <table:table-cell office:value-type="float" office:value="67.3" calcext:value-type="float">
            <text:p>67.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 office:value-type="float" office:value="46.9" calcext:value-type="float">
            <text:p>46.9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 office:value-type="string" calcext:value-type="string">
            <text:p>aa_ILE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HSE_up, aromaticity, hydropathy</text:p>
          </table:table-cell>
          <table:table-cell office:value-type="float" office:value="69" calcext:value-type="float">
            <text:p>69</text:p>
          </table:table-cell>
          <table:table-cell office:value-type="float" office:value="77.6" calcext:value-type="float">
            <text:p>77.6</text:p>
          </table:table-cell>
          <table:table-cell table:number-columns-repeated="3"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2" calcext:value-type="float">
            <text:p>47.2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office:value-type="string" calcext:value-type="string">
            <text:p>aa_ARG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HSE_up, aromaticity, hydropathy, dynamine</text:p>
          </table:table-cell>
          <table:table-cell office:value-type="float" office:value="67.3" calcext:value-type="float">
            <text:p>67.3</text:p>
          </table:table-cell>
          <table:table-cell office:value-type="float" office:value="76.7" calcext:value-type="float">
            <text:p>76.7</text:p>
          </table:table-cell>
          <table:table-cell table:number-columns-repeated="3"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1" calcext:value-type="float">
            <text:p>47.1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3"/>
          <table:table-cell table:style-name="Default" office:value-type="string" calcext:value-type="string">
            <text:p>aa_MET</text:p>
          </table:table-cell>
          <table:table-cell table:style-name="Default" office:value-type="float" office:value="0.000196" calcext:value-type="float">
            <text:p>0.00019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HSE_up, aromaticity, hydropathy, dynamine, bfactor</text:p>
          </table:table-cell>
          <table:table-cell table:number-columns-repeated="5"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2" calcext:value-type="float">
            <text:p>49.2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Default" office:value-type="string" calcext:value-type="string">
            <text:p>aa_LYS</text:p>
          </table:table-cell>
          <table:table-cell table:style-name="Default" office:value-type="float" office:value="0.000194" calcext:value-type="float">
            <text:p>0.000194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 P2Rank protrusion, bfactor</text:p>
          </table:table-cell>
          <table:table-cell table:number-columns-repeated="5"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ALA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a_ASP</text:p>
          </table:table-cell>
          <table:table-cell table:style-name="Default" office:value-type="float" office:value="0.000138" calcext:value-type="float">
            <text:p>0.000138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6" calcext:value-type="float">
            <text:p>46.6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VAL</text:p>
          </table:table-cell>
          <table:table-cell table:style-name="Default" office:value-type="float" office:value="0.000137" calcext:value-type="float">
            <text:p>0.00013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conservation,depth,HSE_up,HSE_down,exposure_CN,bfactor,mol_weight,hydropathy,aromaticity,H_bond_atoms</text:p>
          </table:table-cell>
          <table:table-cell table:number-columns-repeated="5"/>
          <table:table-cell office:value-type="string" calcext:value-type="string">
            <text:p>random_cont</text:p>
          </table:table-cell>
          <table:table-cell office:value-type="float" office:value="73.5" calcext:value-type="float">
            <text:p>73.5</text:p>
          </table:table-cell>
          <table:table-cell office:value-type="float" office:value="77.9" calcext:value-type="float">
            <text:p>77.9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RP</text:p>
          </table:table-cell>
          <table:table-cell table:style-name="Default" office:value-type="float" office:value="0.000121" calcext:value-type="float">
            <text:p>0.00012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conservation,depth,HSE_up,HSE_down,exposure_CN,mol_weight,hydropathy,aromaticity,H_bond_atoms</text:p>
          </table:table-cell>
          <table:table-cell table:number-columns-repeated="5"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 office:value-type="float" office:value="46.6" calcext:value-type="float">
            <text:p>46.6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HR</text:p>
          </table:table-cell>
          <table:table-cell table:style-name="Default" office:value-type="float" office:value="0.000116" calcext:value-type="float">
            <text:p>0.00011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conservation,depth,HSE_up,HSE_down,exposure_CN,mol_weight,hydropathy</text:p>
          </table:table-cell>
          <table:table-cell table:number-columns-repeated="5"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LA</text:p>
          </table:table-cell>
          <table:table-cell table:style-name="Default" office:value-type="float" office:value="0.000107" calcext:value-type="float">
            <text:p>0.00010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conservation,depth,HSE_up,HSE_down,exposure_CN,hydropathy,aromaticity</text:p>
          </table:table-cell>
          <table:table-cell table:number-columns-repeated="5"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SN</text:p>
          </table:table-cell>
          <table:table-cell table:style-name="Default" office:value-type="float" office:value="0.000102" calcext:value-type="float">
            <text:p>0.000102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 office:value-type="float" office:value="47.2" calcext:value-type="float">
            <text:p>47.2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GLN</text:p>
          </table:table-cell>
          <table:table-cell table:style-name="Default" office:value-type="float" office:value="0.000091" calcext:value-type="float">
            <text:p>9.1E-0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dbekb_conservation,mol_weight,hydropathy,aromaticity,H_bond_atoms + P2Rank protrusion,bfactor</text:p>
          </table:table-cell>
          <table:table-cell table:number-columns-repeated="5"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 office:value-type="float" office:value="46.5" calcext:value-type="float">
            <text:p>46.5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turn</text:p>
          </table:table-cell>
          <table:table-cell table:style-name="Default" office:value-type="float" office:value="0.00009" calcext:value-type="float">
            <text:p>9E-0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2Rank subset</text:p>
          </table:table-cell>
          <table:table-cell table:number-columns-repeated="5"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 office:value-type="float" office:value="46.2" calcext:value-type="float">
            <text:p>46.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2Rank subset + pdbekb_conservation</text:p>
          </table:table-cell>
          <table:table-cell table:number-columns-repeated="5"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 office:value-type="float" office:value="46.6" calcext:value-type="float">
            <text:p>46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4:Sheet1.L47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07:36:57.49128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1-01-09T19:59:32.671363247</dc:date>
    <meta:editing-duration>P1DT15H55M3S</meta:editing-duration>
    <meta:editing-cycles>18</meta:editing-cycles>
    <meta:generator>LibreOffice/7.0.2.2$Linux_X86_64 LibreOffice_project/3a01483fc371ab18cfca4bab0d636937da5eaf70</meta:generator>
    <meta:document-statistic meta:table-count="1" meta:cell-count="517" meta:object-count="0"/>
  </office:meta>
</office:document-meta>
</file>